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5abc1" officeooo:paragraph-rsid="0005abc1"/>
    </style:style>
    <style:style style:name="P2" style:family="paragraph" style:parent-style-name="Standard">
      <style:text-properties fo:font-style="italic" fo:font-weight="bold" officeooo:rsid="0005abc1" officeooo:paragraph-rsid="00094bc4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fo:font-weight="bold" officeooo:rsid="0005abc1" officeooo:paragraph-rsid="000a1223" style:font-style-asian="italic" style:font-weight-asian="bold" style:font-style-complex="italic" style:font-weight-complex="bold"/>
    </style:style>
    <style:style style:name="P4" style:family="paragraph" style:parent-style-name="Standard">
      <style:text-properties officeooo:rsid="000a1223" officeooo:paragraph-rsid="000a1223"/>
    </style:style>
    <style:style style:name="P5" style:family="paragraph" style:parent-style-name="Standard">
      <style:text-properties officeooo:rsid="000a99c3" officeooo:paragraph-rsid="000a99c3"/>
    </style:style>
    <style:style style:name="P6" style:family="paragraph" style:parent-style-name="Standard">
      <style:text-properties officeooo:rsid="000a99c3" officeooo:paragraph-rsid="000c969e"/>
    </style:style>
    <style:style style:name="P7" style:family="paragraph" style:parent-style-name="Standard">
      <style:text-properties officeooo:rsid="000c24cb" officeooo:paragraph-rsid="000c24cb"/>
    </style:style>
    <style:style style:name="P8" style:family="paragraph" style:parent-style-name="Standard">
      <style:text-properties officeooo:rsid="000c969e" officeooo:paragraph-rsid="000c969e"/>
    </style:style>
    <style:style style:name="P9" style:family="paragraph" style:parent-style-name="Standard">
      <style:text-properties officeooo:paragraph-rsid="000c969e"/>
    </style:style>
    <style:style style:name="P10" style:family="paragraph" style:parent-style-name="Standard">
      <style:text-properties officeooo:rsid="00118e22" officeooo:paragraph-rsid="00118e22"/>
    </style:style>
    <style:style style:name="P11" style:family="paragraph" style:parent-style-name="Standard">
      <style:text-properties officeooo:paragraph-rsid="00118e22"/>
    </style:style>
    <style:style style:name="P12" style:family="paragraph" style:parent-style-name="Standard">
      <style:text-properties officeooo:paragraph-rsid="00120f6d"/>
    </style:style>
    <style:style style:name="P13" style:family="paragraph" style:parent-style-name="Standard">
      <style:text-properties officeooo:paragraph-rsid="000a99c3"/>
    </style:style>
    <style:style style:name="P14" style:family="paragraph" style:parent-style-name="Standard">
      <style:text-properties officeooo:rsid="00120f6d" officeooo:paragraph-rsid="00120f6d"/>
    </style:style>
    <style:style style:name="P15" style:family="paragraph" style:parent-style-name="Standard">
      <style:text-properties officeooo:rsid="00130c05" officeooo:paragraph-rsid="00130c05"/>
    </style:style>
    <style:style style:name="P16" style:family="paragraph" style:parent-style-name="Standard">
      <style:text-properties officeooo:rsid="00118e22" officeooo:paragraph-rsid="00118e22"/>
    </style:style>
    <style:style style:name="P17" style:family="paragraph" style:parent-style-name="Standard">
      <style:text-properties officeooo:rsid="000e36cb" officeooo:paragraph-rsid="000e36cb"/>
    </style:style>
    <style:style style:name="P18" style:family="paragraph" style:parent-style-name="Standard">
      <style:text-properties officeooo:rsid="0015086d" officeooo:paragraph-rsid="0015086d"/>
    </style:style>
    <style:style style:name="T1" style:family="text">
      <style:text-properties officeooo:rsid="0007acf3"/>
    </style:style>
    <style:style style:name="T2" style:family="text">
      <style:text-properties officeooo:rsid="000a1223"/>
    </style:style>
    <style:style style:name="T3" style:family="text">
      <style:text-properties officeooo:rsid="000c24cb"/>
    </style:style>
    <style:style style:name="T4" style:family="text">
      <style:text-properties officeooo:rsid="000e29ee"/>
    </style:style>
    <style:style style:name="T5" style:family="text">
      <style:text-properties officeooo:rsid="00113ba9"/>
    </style:style>
    <style:style style:name="T6" style:family="text">
      <style:text-properties officeooo:rsid="00118e22"/>
    </style:style>
    <style:style style:name="T7" style:family="text">
      <style:text-properties officeooo:rsid="000a99c3"/>
    </style:style>
    <style:style style:name="T8" style:family="text">
      <style:text-properties officeooo:rsid="00120f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:</text:p>
      <text:p text:style-name="P1"/>
      <text:p text:style-name="P1">What this report is for</text:p>
      <text:p text:style-name="P1"/>
      <text:p text:style-name="P1"/>
      <text:p text:style-name="P1"/>
      <text:p text:style-name="P1">Project scope:</text:p>
      <text:p text:style-name="P1"/>
      <text:p text:style-name="P1">what are the aims for the project</text:p>
      <text:p text:style-name="P1"/>
      <text:p text:style-name="P1"/>
      <text:p text:style-name="P1"/>
      <text:p text:style-name="P1">Technologys :</text:p>
      <text:p text:style-name="P1"/>
      <text:p text:style-name="P1"/>
      <text:p text:style-name="P1">the technichs that I am using</text:p>
      <text:p text:style-name="P1"/>
      <text:p text:style-name="P1"/>
      <text:p text:style-name="P1"/>
      <text:p text:style-name="P1">Work achieve:</text:p>
      <text:p text:style-name="P1"/>
      <text:p text:style-name="P1">what I did</text:p>
      <text:p text:style-name="P1"/>
      <text:p text:style-name="P1"/>
      <text:p text:style-name="P1"/>
      <text:p text:style-name="P1">Challenges:</text:p>
      <text:p text:style-name="P1"/>
      <text:p text:style-name="P1">Difficults that I experienced</text:p>
      <text:p text:style-name="P1"/>
      <text:p text:style-name="P1"/>
      <text:p text:style-name="P1">Personal reflexion:</text:p>
      <text:p text:style-name="P1"/>
      <text:p text:style-name="P1">what was good on this project</text:p>
      <text:p text:style-name="P1">what I learrned</text:p>
      <text:p text:style-name="P1"/>
      <text:p text:style-name="P1">conclusion:</text:p>
      <text:p text:style-name="P1"/>
      <text:p text:style-name="P1">summaryze <text:s/>everythin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tab/><text:span text:style-name="T1">Project Scope:</text:span></text:p>
      <text:p text:style-name="P2">what are the aims for the project</text:p>
      <text:p text:style-name="P1"/>
      <text:p text:style-name="P17">Empirical analysis data java app</text:p>
      <text:p text:style-name="P17"/>
      <text:p text:style-name="P18">Using data mining algorithms to discover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text:tab/><text:span text:style-name="T2">Technologys:</text:span></text:p>
      <text:p text:style-name="P3">the technichs that I am using</text:p>
      <text:p text:style-name="P8"><text:tab/><text:span text:style-name="T4">The technichs used to do this project were github, bitbucket, eclipse, Weka, Aspectj, load time weaving, dacapo benchmarks, logfile tinylogging, design pattern.</text:span></text:p>
      <text:p text:style-name="P8"/>
      <text:p text:style-name="P10">WHAT AND WHY<text:tab/></text:p>
      <text:p text:style-name="P11"><text:span text:style-name="T5">Github: It </text:span>is a web-based Git<text:span text:style-name="T6"> </text:span><text:s/>repository hosting servic<text:span text:style-name="T6">e where you can share your code with others.</text:span></text:p>
      <text:p text:style-name="P10"><text:s/><text:tab/>It was used to share the code with the professor responsible for this project.</text:p>
      <text:p text:style-name="P6"/>
      <text:p text:style-name="P12"><text:span text:style-name="T8">Bitbucket: It </text:span>is a <text:span text:style-name="T8">web-base hosting service</text:span> for projects that use either the <text:span text:style-name="T8">Mercurial</text:span> (since launch) or <text:span text:style-name="T8">Git</text:span> (since October 2011) <text:span text:style-name="T8">revision control</text:span> systems, <text:span text:style-name="T8">very similar to Github. </text:span></text:p>
      <text:p text:style-name="P12"><text:tab/><text:span text:style-name="T8">It was used to have access to previous data offer by the professor.</text:span><text:tab/> </text:p>
      <text:p text:style-name="P1"/>
      <text:p text:style-name="P9"><text:span text:style-name="T8">Eclipse: It</text:span> is an <text:span text:style-name="T8">integrated development environment</text:span> (IDE). It contains a base <text:span text:style-name="T8">workspace</text:span> and an extensible <text:span text:style-name="T8">plug-in</text:span> system for customizing the environment. </text:p>
      <text:p text:style-name="P9"><text:tab/><text:span text:style-name="T8">It was used to develop the java application for analyse the data.</text:span></text:p>
      <text:p text:style-name="P1"/>
      <text:p text:style-name="P13"><text:span text:style-name="T7">Weka: Weka</text:span>(Waikato Environment for Knowledge Analysis) is a popular suite of <text:span text:style-name="T8">machine learning </text:span>software written in <text:span text:style-name="T8">Java</text:span>, developed at the <text:span text:style-name="T8">University of Waikato</text:span>, <text:span text:style-name="T8">New Zealand</text:span>. Weka is <text:span text:style-name="T8">free software</text:span> available under the <text:span text:style-name="T8">GNU General Public License</text:span>.</text:p>
      <text:p text:style-name="P5"/>
      <text:p text:style-name="P5">Aspectj<text:span text:style-name="T3">(aspect oriented object)</text:span></text:p>
      <text:p text:style-name="P5"/>
      <text:p text:style-name="P5"><text:span text:style-name="T3">load </text:span>time weaving</text:p>
      <text:p text:style-name="P5"/>
      <text:p text:style-name="P5">dacapo benchmarks?</text:p>
      <text:p text:style-name="P5"/>
      <text:p text:style-name="P14">R?</text:p>
      <text:p text:style-name="P7"/>
      <text:p text:style-name="P7">logfile tinylogging?</text:p>
      <text:p text:style-name="P7"/>
      <text:p text:style-name="P7">Design pattern(singleton pattern)</text:p>
      <text:p text:style-name="P7"/>
      <text:p text:style-name="P7"/>
      <text:p text:style-name="P7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5:19:14.446939476</meta:creation-date>
    <dc:date>2015-07-23T16:12:56.152575428</dc:date>
    <meta:editing-duration>PT3H47M40S</meta:editing-duration>
    <meta:editing-cycles>11</meta:editing-cycles>
    <meta:generator>LibreOffice/4.4.3.2$Linux_X86_64 LibreOffice_project/40$Build-2</meta:generator>
    <meta:document-statistic meta:table-count="0" meta:image-count="0" meta:object-count="0" meta:page-count="3" meta:paragraph-count="36" meta:word-count="255" meta:character-count="1634" meta:non-whitespace-character-count="1400"/>
  </office:meta>
</office:document-meta>
</file>